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Parser.parseInts( String name , String [ ]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ingParser.validateRequiredString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RequestUtils.getRequiredStringParameters( ServletRequest reques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Parser.parseFloats( String name , String [ ]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RequestUtils.getDoubleParameter( ServletRequest request , String name , double defaultV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RequestUtils.getBooleanParameter( ServletRequest reques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RequestUtils.getRequiredBooleanParameter( ServletRequest reques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Parser.parseLongs( String name , String [ ]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ngParse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Parser.parseDoubles( String name , String [ ]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meterParser.parse( String name , String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RequestUtils.getRequiredLongParameters( ServletRequest reques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Parser.doPars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Utils.getRequiredIntParameters( ServletRequest reques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Parser.doParse( String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Parse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Utils.getRequiredFloatParameters( ServletRequest reques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Utils.getIntParameter( ServletRequest request , String name , int defaultV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RequestUtils.getIntParameter( ServletRequest reques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RequestUtils.getRequiredStringParameter( ServletRequest reques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Parser.doParse( String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Parse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Parser.parseFloat( String name , String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Parser.parseInt( String name , String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Utils.getBooleanParameters( ServletRequest reques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RequestUtils.getStringParameter( ServletRequest reques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RequestUtils.getRequiredDoubleParameter( ServletRequest reques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Utils.getFloatParameter( ServletRequest reques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RequestUtils.getLongParameters( ServletRequest reques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meterParser.validateRequiredParameter( String name , @ Nullable Object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RequestUtils.getRequiredBooleanParameters( ServletRequest reques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Utils.getRequiredLongParameter( ServletRequest reques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Utils.getRequiredIntParameter( ServletRequest reques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Parser.validateRequiredStrings( String name , String [ ]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RequestUtils.getRequiredFloatParameter( ServletRequest reques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Utils.getLongParameter( ServletRequest reques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RequestUtils.getStringParameter( ServletRequest request , String name , String default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RequestUtils.getRequiredDoubleParameters( ServletRequest reques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Utils.getDoubleParameter( ServletRequest reques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leanParser.doParse( String parame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ubleParser.parseDouble( String name , String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Parser.doParse( String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Utils.getIntParameters( ServletRequest reques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ooleanParser.parseBoolean( String name , String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Parse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Utils.getDoubleParameters( ServletRequest reques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Parse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Utils.getStringParameters( ServletRequest reques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RequestUtils.getFloatParameters( ServletRequest reques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RequestUtils.getLongParameter( ServletRequest request , String name , long defaultV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ubleParse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Utils.getFloatParameter( ServletRequest request , String name , float defaultV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ingParser.doParse( String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Utils.getBooleanParameter( ServletRequest request , String name , boolean defaultV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ooleanParser.parseBooleans( String name , String [ ]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ngParser.parseLong( String name , String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